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iceblue’, ‘antiquewhite’, ‘aqua’, ’aquamarine’, ‘azure’, ‘beige’, ‘bisque’, ‘black', ‘blanchedalmond’, ‘blue’, ‘blueviolet’, ‘brown’, ‘burlywood’, ‘cadetblue’, ‘chartreuse’, ’chocolate’, ‘coral’, ‘cornflowerblue’, ‘cornsilk’, ‘crimson’, ‘cyan’, ‘darkblue’, ‘darkcyan’, ‘darkgoldenrod’, ‘darkgray’, ’darkgrey’, ‘darkgreen’, ’darkkhaki’, ‘darkmagenta’, ‘darkolivegreen’, ‘darkorange’, ‘darkorchid’, ‘darkred’, ‘darksalmon’, ‘darkseagreen’, ‘darkslateblue’, ‘darkslategray’, ‘darkslategrey’, ’darkturquoise’, ‘darkviolet’, ‘deeppink’, ‘deepskyblue’, ‘dimgray’, ‘dimgrey’, ‘dodgerblue’, ‘firebrick’, ‘floralwhite’, ‘forestgreen’, ‘fuchsia’, ‘gainsboro’, ‘ghostwhite’, ‘gold’, ‘goldenrod’, ‘gray’, ‘grey’, ‘green’, ‘greenyellow’, ‘honeydew’, ‘hotpink’, ‘indianred ‘, ‘indigo’ ‘ivory’, ‘khaki’, ‘lavender’, ‘lavenderblush’, ‘lawngreen’, ‘lemonchiffon’, ‘lightblue’, ‘lightcoral’, ‘lightcyan’, ‘lightgoldenrodyellow’, ‘lightgray’, ‘lightgrey’, ‘ightgreen’, ‘ightpink’, ‘lightsalmon’, ‘lightseagreen’, ‘lightskyblue’, ‘lightslategray’, ‘lightslategrey’, ‘lightsteelblue’, ‘lightyellow’, ‘lime’, ‘limegreen’, ‘linen’, ‘magenta’, ‘maroon’, ‘mediumaquamarine’, ‘mediumblue’, ‘mediumorchid’, ‘mediumpurple’, ‘mediumseagreen’, ‘mediumslateblue’, ‘mediumspringgreen’, ‘mediumturquoise’, ‘mediumvioletred’, ‘midnightblue’, ‘mintcream’, ‘mistyrose’, ‘moccasin’, ‘navajowhite’, ‘navy’, ‘oldlace’, ‘olive’, ‘olivedrab’, ‘orange’, ‘orangered’, ‘orchid’, ‘palegoldenrod’, ‘palegreen’, ‘paleturquoise’, ‘palevioletred’, ‘papayawhip’, ‘peachpuff’, ’peru’, ‘pink’, ‘plum’, ‘powderblue’, ‘purple’, ‘rebeccapurple’, ‘red’, ‘rosybrown’, ‘royalblue’, ‘saddlebrown’, ‘salmon’, ‘sandybrown’, ‘seagreen’, ‘seashell’, ‘sienna’, ‘silver’, ‘skyblue’, ‘slateblue’, ‘slategray’, ‘slategrey’, ‘snow’, ‘springgreen’, ‘steelblue’, ‘tan’, ‘teal’, ‘thistle’, ‘tomato’, ‘turquoise’, ‘violet’, ‘wheat’, ‘white’, ‘whitesmoke’, ‘yellow’, ‘yellowg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2:27:24.447109209</meta:creation-date>
    <dc:date>2019-05-17T12:40:22.628840559</dc:date>
    <meta:editing-duration>PT2S</meta:editing-duration>
    <meta:editing-cycles>1</meta:editing-cycles>
    <meta:document-statistic meta:table-count="0" meta:image-count="0" meta:object-count="0" meta:page-count="1" meta:paragraph-count="1" meta:word-count="149" meta:character-count="1910" meta:non-whitespace-character-count="1762"/>
    <meta:generator>LibreOffice/6.0.7.3$Linux_X86_64 LibreOffice_project/00m0$Build-3</meta:generator>
  </office:meta>
</office:document-meta>
</file>